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F000001568E2B0D324BF40AD1.png" manifest:media-type="image/png"/>
  <manifest:file-entry manifest:full-path="Pictures/10000201000000A30000016558B49C503A99F9A0.png" manifest:media-type="image/png"/>
  <manifest:file-entry manifest:full-path="Pictures/10000201000000A300000165AE6A246191CEC507.png" manifest:media-type="image/png"/>
  <manifest:file-entry manifest:full-path="Pictures/10000201000000A300000165E33168BB34B28318.png" manifest:media-type="image/png"/>
  <manifest:file-entry manifest:full-path="Pictures/1000020100000103000000DE419935CA10814E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 fo:min-height="1.104cm" fo:min-width="2.954cm"/>
    </style:style>
    <style:style style:name="gr4" style:family="graphic" style:parent-style-name="standard">
      <style:graphic-properties svg:stroke-color="#ff3333" draw:fill-color="#ff3333" draw:textarea-horizontal-align="justify" draw:textarea-vertical-align="middle" draw:auto-grow-height="false" fo:min-height="1.104cm" fo:min-width="2.954cm"/>
    </style:style>
    <style:style style:name="gr5" style:family="graphic" style:parent-style-name="standard">
      <style:graphic-properties draw:textarea-horizontal-align="justify" draw:textarea-vertical-align="middle" draw:auto-grow-height="false" fo:min-height="1.194cm" fo:min-width="3.184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svg:stroke-color="#000000" draw:marker-start="" draw:marker-end="Arrow" draw:textarea-vertical-align="middl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marker-end="Arrow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3333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1.15cm" svg:height="2.52cm" svg:x="13.5cm" svg:y="2.4cm">
          <draw:image xlink:href="Pictures/10000201000000A300000165AE6A246191CEC507.png" xlink:type="simple" xlink:show="embed" xlink:actuate="onLoad">
            <text:p/>
          </draw:image>
        </draw:frame>
        <draw:frame draw:style-name="gr1" draw:text-style-name="P1" xml:id="id2" draw:id="id2" draw:layer="layout" svg:width="1.15cm" svg:height="2.519cm" svg:x="8.232cm" svg:y="8.762cm">
          <draw:image xlink:href="Pictures/10000201000000A30000016558B49C503A99F9A0.png" xlink:type="simple" xlink:show="embed" xlink:actuate="onLoad">
            <text:p/>
          </draw:image>
        </draw:frame>
        <draw:frame draw:style-name="gr1" draw:text-style-name="P1" xml:id="id3" draw:id="id3" draw:layer="layout" svg:width="1.15cm" svg:height="2.519cm" svg:x="19.05cm" svg:y="8.5cm">
          <draw:image xlink:href="Pictures/10000201000000A300000165E33168BB34B28318.png" xlink:type="simple" xlink:show="embed" xlink:actuate="onLoad">
            <text:p/>
          </draw:image>
        </draw:frame>
        <draw:connector draw:style-name="gr2" draw:text-style-name="P1" draw:layer="layout" svg:x1="14.075cm" svg:y1="4.92cm" svg:x2="8.807cm" svg:y2="8.762cm" draw:start-shape="id1" draw:end-shape="id2" draw:end-glue-point="0" svg:d="M14075 4920v1921h-5268v1921" svg:viewBox="0 0 5269 3843">
          <text:p/>
        </draw:connector>
        <draw:connector draw:style-name="gr2" draw:text-style-name="P1" draw:layer="layout" draw:line-skew="0.119cm" svg:x1="14.075cm" svg:y1="4.92cm" svg:x2="19.625cm" svg:y2="8.5cm" draw:start-shape="id1" draw:start-glue-point="2" draw:end-shape="id3" draw:end-glue-point="0" svg:d="M14075 4920v1909h5550v1671" svg:viewBox="0 0 5551 3581">
          <text:p/>
        </draw:connector>
        <draw:custom-shape draw:style-name="gr3" draw:text-style-name="P3" draw:layer="layout" svg:width="3.6cm" svg:height="1.5cm" svg:x="15.2cm" svg:y="8.759cm">
          <text:p text:style-name="P2"><text:span text:style-name="T1">Team Server</text:span></text:p>
          <text:p text:style-name="P2"><text:span text:style-name="T1">Bl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6cm" svg:height="1.5cm" svg:x="9.532cm" svg:y="8.721cm">
          <text:p text:style-name="P2"><text:span text:style-name="T1">Team Server</text:span></text:p>
          <text:p text:style-name="P2"><text:span text:style-name="T1">R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4cm" svg:height="1.6cm" svg:x="14.9cm" svg:y="2.4cm">
          <text:p text:style-name="P2"><text:span text:style-name="T1">Schiedsrichter</text:span></text:p>
          <text:p text:style-name="P2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4.39cm" svg:height="3.449cm" svg:x="2.11cm" svg:y="2.9cm">
          <draw:image xlink:href="Pictures/1000020100000103000000DE419935CA10814E19.png" xlink:type="simple" xlink:show="embed" xlink:actuate="onLoad">
            <text:p text:style-name="P2"/>
          </draw:image>
        </draw:frame>
        <draw:frame draw:style-name="gr7" draw:text-style-name="P6" draw:layer="Ebene4" svg:width="2.754cm" svg:height="0.962cm" svg:x="3.346cm" svg:y="2.238cm">
          <draw:text-box>
            <text:p>Roboter</text:p>
          </draw:text-box>
        </draw:frame>
        <draw:frame draw:style-name="gr8" draw:text-style-name="P6" draw:layer="Ebene4" svg:width="2.754cm" svg:height="1cm" svg:x="23.846cm" svg:y="2.2cm">
          <draw:text-box>
            <text:p>Roboter</text:p>
          </draw:text-box>
        </draw:frame>
        <draw:connector draw:style-name="gr9" draw:text-style-name="P2" draw:layer="layout" draw:line-skew="-0.016cm" svg:x1="8.232cm" svg:y1="10.021cm" svg:x2="6.5cm" svg:y2="4.624cm" draw:start-shape="id2" draw:start-glue-point="3" svg:d="M8232 10021h-1132v-5397h-600" svg:viewBox="0 0 1733 5398">
          <text:p/>
        </draw:connector>
        <draw:frame draw:style-name="gr10" draw:text-style-name="P2" draw:layer="layout" svg:width="4.39cm" svg:height="3.449cm" svg:x="2.11cm" svg:y="6.651cm">
          <draw:image xlink:href="Pictures/1000020100000103000000DE419935CA10814E19.png" xlink:type="simple" xlink:show="embed" xlink:actuate="onLoad">
            <text:p/>
          </draw:image>
        </draw:frame>
        <draw:frame draw:style-name="gr10" draw:text-style-name="P2" draw:layer="layout" svg:width="4.39cm" svg:height="3.449cm" svg:x="2.11cm" svg:y="10.651cm">
          <draw:image xlink:href="Pictures/1000020100000103000000DE419935CA10814E19.png" xlink:type="simple" xlink:show="embed" xlink:actuate="onLoad">
            <text:p/>
          </draw:image>
        </draw:frame>
        <draw:frame draw:style-name="gr10" draw:text-style-name="P2" draw:layer="layout" svg:width="4.39cm" svg:height="3.449cm" svg:x="2.11cm" svg:y="14.551cm">
          <draw:image xlink:href="Pictures/1000020100000103000000DE419935CA10814E19.png" xlink:type="simple" xlink:show="embed" xlink:actuate="onLoad">
            <text:p/>
          </draw:image>
        </draw:frame>
        <draw:connector draw:style-name="gr11" draw:text-style-name="P2" draw:layer="layout" draw:line-skew="-0.016cm" svg:x1="8.232cm" svg:y1="10.021cm" svg:x2="6.5cm" svg:y2="8.375cm" draw:start-shape="id2" draw:start-glue-point="3" svg:d="M8232 10021h-1132v-1646h-600" svg:viewBox="0 0 1733 1647">
          <text:p/>
        </draw:connector>
        <draw:connector draw:style-name="gr11" draw:text-style-name="P2" draw:layer="layout" draw:line-skew="-0.016cm" svg:x1="8.232cm" svg:y1="10.021cm" svg:x2="6.5cm" svg:y2="12.375cm" draw:start-shape="id2" draw:start-glue-point="3" svg:d="M8232 10021h-1132v2354h-600" svg:viewBox="0 0 1733 2355">
          <text:p/>
        </draw:connector>
        <draw:connector draw:style-name="gr11" draw:text-style-name="P2" draw:layer="layout" draw:line-skew="-0.016cm" svg:x1="8.232cm" svg:y1="10.021cm" svg:x2="6.5cm" svg:y2="16.275cm" draw:start-shape="id2" draw:start-glue-point="3" svg:d="M8232 10021h-1132v6254h-600" svg:viewBox="0 0 1733 6255">
          <text:p/>
        </draw:connector>
        <draw:frame draw:style-name="gr10" draw:text-style-name="P2" xml:id="id4" draw:id="id4" draw:layer="layout" svg:width="4.39cm" svg:height="3.449cm" svg:x="22.81cm" svg:y="3.1cm">
          <draw:image xlink:href="Pictures/100002010000018F000001568E2B0D324BF40AD1.png" xlink:type="simple" xlink:show="embed" xlink:actuate="onLoad">
            <text:p/>
          </draw:image>
        </draw:frame>
        <draw:frame draw:style-name="gr10" draw:text-style-name="P2" xml:id="id5" draw:id="id5" draw:layer="layout" svg:width="4.39cm" svg:height="3.449cm" svg:x="22.81cm" svg:y="6.851cm">
          <draw:image xlink:href="Pictures/100002010000018F000001568E2B0D324BF40AD1.png" xlink:type="simple" xlink:show="embed" xlink:actuate="onLoad">
            <text:p/>
          </draw:image>
        </draw:frame>
        <draw:frame draw:style-name="gr10" draw:text-style-name="P2" xml:id="id6" draw:id="id6" draw:layer="layout" svg:width="4.39cm" svg:height="3.449cm" svg:x="22.81cm" svg:y="10.851cm">
          <draw:image xlink:href="Pictures/100002010000018F000001568E2B0D324BF40AD1.png" xlink:type="simple" xlink:show="embed" xlink:actuate="onLoad">
            <text:p/>
          </draw:image>
        </draw:frame>
        <draw:frame draw:style-name="gr10" draw:text-style-name="P2" xml:id="id7" draw:id="id7" draw:layer="layout" svg:width="4.39cm" svg:height="3.449cm" svg:x="22.81cm" svg:y="14.751cm">
          <draw:image xlink:href="Pictures/100002010000018F000001568E2B0D324BF40AD1.png" xlink:type="simple" xlink:show="embed" xlink:actuate="onLoad">
            <text:p/>
          </draw:image>
        </draw:frame>
        <draw:connector draw:style-name="gr11" draw:text-style-name="P2" draw:layer="layout" svg:x1="20.2cm" svg:y1="9.759cm" svg:x2="22.81cm" svg:y2="4.824cm" draw:start-shape="id3" draw:start-glue-point="1" draw:end-shape="id4" draw:end-glue-point="3" svg:d="M20200 9759h1305v-4935h1305" svg:viewBox="0 0 2611 4936">
          <text:p/>
        </draw:connector>
        <draw:connector draw:style-name="gr11" draw:text-style-name="P2" draw:layer="layout" svg:x1="20.2cm" svg:y1="9.759cm" svg:x2="22.81cm" svg:y2="8.575cm" draw:start-shape="id3" draw:start-glue-point="1" draw:end-shape="id5" svg:d="M20200 9759h1305v-1184h1305" svg:viewBox="0 0 2611 1185">
          <text:p/>
        </draw:connector>
        <draw:connector draw:style-name="gr11" draw:text-style-name="P2" draw:layer="layout" svg:x1="20.2cm" svg:y1="9.759cm" svg:x2="22.81cm" svg:y2="12.575cm" draw:start-shape="id3" draw:start-glue-point="1" draw:end-shape="id6" draw:end-glue-point="3" svg:d="M20200 9759h1305v2816h1305" svg:viewBox="0 0 2611 2817">
          <text:p/>
        </draw:connector>
        <draw:connector draw:style-name="gr11" draw:text-style-name="P2" draw:layer="layout" svg:x1="20.2cm" svg:y1="9.759cm" svg:x2="22.81cm" svg:y2="16.475cm" draw:start-shape="id3" draw:start-glue-point="1" draw:end-shape="id7" draw:end-glue-point="3" svg:d="M20200 9759h1305v6716h1305" svg:viewBox="0 0 2611 6717">
          <text:p/>
        </draw:connector>
        <draw:frame draw:style-name="gr12" draw:text-style-name="P6" draw:layer="layout" svg:width="0.853cm" svg:height="0.962cm" svg:x="1.3cm" svg:y="3.838cm">
          <draw:text-box>
            <text:p>1</text:p>
          </draw:text-box>
        </draw:frame>
        <draw:frame draw:style-name="gr12" draw:text-style-name="P6" draw:layer="layout" svg:width="0.853cm" svg:height="0.962cm" svg:x="1.3cm" svg:y="7.5cm">
          <draw:text-box>
            <text:p>2</text:p>
          </draw:text-box>
        </draw:frame>
        <draw:frame draw:style-name="gr12" draw:text-style-name="P6" draw:layer="layout" svg:width="0.853cm" svg:height="0.962cm" svg:x="1.247cm" svg:y="11.4cm">
          <draw:text-box>
            <text:p>3</text:p>
          </draw:text-box>
        </draw:frame>
        <draw:frame draw:style-name="gr12" draw:text-style-name="P6" draw:layer="layout" svg:width="0.853cm" svg:height="0.962cm" svg:x="1.3cm" svg:y="15.2cm">
          <draw:text-box>
            <text:p>4</text:p>
          </draw:text-box>
        </draw:frame>
        <draw:frame draw:style-name="gr12" draw:text-style-name="P6" draw:layer="layout" svg:width="0.853cm" svg:height="0.962cm" svg:x="27.453cm" svg:y="4cm">
          <draw:text-box>
            <text:p>1</text:p>
          </draw:text-box>
        </draw:frame>
        <draw:frame draw:style-name="gr12" draw:text-style-name="P6" draw:layer="layout" svg:width="0.853cm" svg:height="0.962cm" svg:x="27.453cm" svg:y="7.662cm">
          <draw:text-box>
            <text:p>2</text:p>
          </draw:text-box>
        </draw:frame>
        <draw:frame draw:style-name="gr12" draw:text-style-name="P6" draw:layer="layout" svg:width="0.853cm" svg:height="0.962cm" svg:x="27.4cm" svg:y="11.562cm">
          <draw:text-box>
            <text:p>3</text:p>
          </draw:text-box>
        </draw:frame>
        <draw:frame draw:style-name="gr12" draw:text-style-name="P6" draw:layer="layout" svg:width="0.853cm" svg:height="0.962cm" svg:x="27.453cm" svg:y="15.362cm">
          <draw:text-box>
            <text:p>4</text:p>
          </draw:text-box>
        </draw:frame>
        <draw:frame draw:style-name="gr12" draw:text-style-name="P6" draw:layer="layout" svg:width="2.551cm" svg:height="0.962cm" svg:x="9.8cm" svg:y="6cm">
          <draw:text-box>
            <text:p>TCP/IP</text:p>
          </draw:text-box>
        </draw:frame>
        <draw:frame draw:style-name="gr12" draw:text-style-name="P6" draw:layer="layout" svg:width="2.551cm" svg:height="0.962cm" svg:x="15.349cm" svg:y="6cm">
          <draw:text-box>
            <text:p>TCP/I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5:12:06.320000000</meta:creation-date>
    <dc:date>2016-02-10T17:53:37.330338435</dc:date>
    <meta:editing-duration>PT1H21M35S</meta:editing-duration>
    <meta:editing-cycles>3</meta:editing-cycles>
    <meta:generator>LibreOffice/5.0.4.2$Linux_X86_64 LibreOffice_project/00$Build-2</meta:generator>
    <meta:document-statistic meta:object-count="36"/>
  </office:meta>
</office:document-meta>
</file>